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0.3472in"/>
      <style:text-properties style:font-name="Arial" style:font-name-complex="Arial" fo:color="#4D4D4D" fo:font-size="18pt" style:font-size-asian="18pt" style:font-size-complex="18pt"/>
    </style:style>
    <style:style style:name="P4" style:parent-style-name="Standard" style:family="paragraph">
      <style:paragraph-properties fo:line-height="0.3472in"/>
    </style:style>
    <style:style style:name="T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6" style:parent-style-name="Standard" style:family="paragraph"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T7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8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T11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2" style:parent-style-name="Standard" style:family="paragraph">
      <style:paragraph-properties fo:line-height="0.3472in"/>
      <style:text-properties style:font-name="Arial" style:font-name-complex="Arial" fo:font-weight="bold" style:font-weight-asian="bold" fo:color="#4D4D4D" fo:font-size="18pt" style:font-size-asian="18pt" style:font-size-complex="18pt"/>
    </style:style>
    <style:style style:name="P13" style:parent-style-name="Standard" style:family="paragraph">
      <style:paragraph-properties fo:line-height="0.3472in"/>
      <style:text-properties style:font-name="Arial" style:font-name-complex="Arial" fo:color="#4D4D4D" fo:font-size="15pt" style:font-size-asian="15pt" style:font-size-complex="15pt" fo:language="en" fo:country="NZ"/>
    </style:style>
    <style:style style:name="T14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5" style:parent-style-name="Standard" style:family="paragraph">
      <style:paragraph-properties fo:line-height="0.2361in"/>
    </style:style>
    <style:style style:name="T16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17" style:parent-style-name="Domyślnaczcionkaakapitu" style:family="text">
      <style:text-properties style:font-name="Arial" style:font-name-complex="Arial" fo:font-weight="bold" style:font-weight-asian="bold" style:font-weight-complex="bold" fo:color="#4D4D4D" fo:font-size="11pt" style:font-size-asian="11pt" style:font-size-complex="11pt"/>
    </style:style>
    <style:style style:name="P18" style:parent-style-name="Standard" style:family="paragraph">
      <style:paragraph-properties fo:line-height="0.2361in"/>
    </style:style>
    <style:style style:name="T19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0" style:parent-style-name="Domyślnaczcionkaakapitu" style:family="text">
      <style:text-properties style:font-name="Arial" style:font-name-complex="Arial" fo:font-weight="bold" style:font-weight-asian="bold" style:font-weight-complex="bold" fo:color="#4D4D4D" fo:font-size="9pt" style:font-size-asian="9pt" style:font-size-complex="9pt"/>
    </style:style>
    <style:style style:name="P21" style:parent-style-name="Standard" style:family="paragraph">
      <style:paragraph-properties fo:line-height="0.2361in"/>
      <style:text-properties style:font-name="Arial" style:font-name-complex="Arial" fo:color="#4D4D4D" fo:font-size="11pt" style:font-size-asian="11pt" style:font-size-complex="11pt"/>
    </style:style>
    <style:style style:name="P22" style:parent-style-name="Standard" style:family="paragraph">
      <style:paragraph-properties fo:line-height="0.2361in"/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P23" style:parent-style-name="Standard" style:family="paragraph">
      <style:paragraph-properties fo:line-height="0.2361in"/>
    </style:style>
    <style:style style:name="T24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5" style:parent-style-name="Domyślnaczcionkaakapitu" style:family="text">
      <style:text-properties style:font-name="Arial" style:font-name-complex="Arial" fo:color="#4D4D4D" fo:font-size="9pt" style:font-size-asian="9pt" style:font-size-complex="9pt"/>
    </style:style>
    <style:style style:name="T26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UNIWERSYTET MARII CURIE-SKŁODOWSKIEJ W LUBLINIE</text:p>
      <text:p text:style-name="P4"><text:span text:style-name="T5"><draw:frame draw:z-index="5" draw:id="id1" draw:style-name="a2" draw:name="Ramka1" text:anchor-type="paragraph" svg:x="0in" svg:y="10.35157in" svg:width="5.47153in" svg:height="0.25in" style:rel-width="scale" style:rel-height="scale"><draw:text-box><text:p text:style-name="P6">Lublin 2022</text:p></draw:text-box><svg:title/><svg:desc/></draw:frame></text:span><text:span text:style-name="T7"><draw:frame draw:z-index="4" draw:id="id2" draw:style-name="a3" draw:name="Ramka2" text:anchor-type="paragraph" svg:x="0in" svg:y="9.03661in" svg:width="5.47153in" svg:height="0.53681in" style:rel-width="scale" style:rel-height="scale"><draw:text-box><text:p text:style-name="P8">Praca licencjacka</text:p><text:p text:style-name="P9">napisana w Katedrze Cyberbezpieczeństwa</text:p><text:p text:style-name="P10">pod kierunkiem dra Patryka Burka</text:p></draw:text-box><svg:title/><svg:desc/></draw:frame></text:span><text:span text:style-name="T11"><draw:frame draw:z-index="3" draw:id="id3" draw:style-name="a4" draw:name="Ramka3" text:anchor-type="paragraph" svg:x="0in" svg:y="6.38268in" svg:width="5.47153in" svg:height="1.39375in" style:rel-width="scale" style:rel-height="scale"><draw:text-box><text:p text:style-name="P12">Analiza i projekt systemu rozwoju ontologii</text:p><text:p text:style-name="P13">Analysis and design of the ontology development system</text:p></draw:text-box><svg:title/><svg:desc/></draw:frame></text:span><text:span text:style-name="T14"><draw:frame draw:z-index="2" draw:id="id4" draw:style-name="a5" draw:name="Ramka4" text:anchor-type="paragraph" svg:x="0in" svg:y="4.61457in" svg:width="5.47153in" svg:height="1.28681in" style:rel-width="scale" style:rel-height="scale"><draw:text-box><text:p text:style-name="P15"><text:span text:style-name="T16">Kierunek:<text:s/></text:span><text:span text:style-name="T17">informatyka</text:span></text:p><text:p text:style-name="P18"><text:span text:style-name="T19">Specjalność:<text:s/></text:span><text:span text:style-name="T20">–</text:span></text:p><text:p text:style-name="P21"/><text:p text:style-name="P22">Kacper Wójcik</text:p><text:p text:style-name="P23"><text:span text:style-name="T24">nr albumu:<text:s/></text:span><text:span text:style-name="T25">296538</text:span></text:p></draw:text-box><svg:title/><svg:desc/></draw:frame></text:span><text:span text:style-name="T26">Wydział Matematyki, Fizyki i Informatyk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Textbody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4923in" fo:margin-left="2.2958in" fo:margin-bottom="0.492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9097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fo:font-weight="bold" style:font-weight-asian="bold" fo:font-style="italic" style:font-style-asian="italic"/>
    </style:style>
    <style:style style:name="T3" style:parent-style-name="Domyślnaczcionkaakapitu" style:family="text">
      <style:text-properties fo:font-weight="bold" style:font-weight-asian="bold" fo:font-style="italic" style:font-style-asian="italic"/>
    </style:style>
    <style:style style:family="graphic" style:name="a0">
      <style:graphic-properties style:wrap="parallel" style:wrap-contour="false" draw:fill="none" draw:stroke="solid" svg:stroke-width="0.01024in" svg:stroke-color="#4d4d4d" svg:stroke-opacity="100%" draw:stroke-linejoin="miter" svg:stroke-linecap="butt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Nagłówek"><text:span text:style-name="T2"><draw:connector draw:type="line" svg:x1="2.12638in" svg:y1="4.61457in" svg:x2="2.12638in" svg:y2="9.5354in" draw:z-index="251660288" draw:id="id0" draw:style-name="a0" draw:name="Łącznik prosty 1" text:anchor-type="paragraph"><svg:title/><svg:desc/></draw:connector></text:span><text:span text:style-name="T3"><draw:frame draw:z-index="251659264" draw:style-name="a1" draw:name="grafika1" text:anchor-type="paragraph" svg:x="0.99646in" svg:y="0.94527in" svg:width="2.83346in" svg:height="0.9791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UNIWERSYTET MARII CURIE-SKŁODOWSKIEJ W LUBLINIE</dc:title>
    <meta:initial-creator>Piotr Domownik</meta:initial-creator>
    <dc:creator>Kacper Wójcik</dc:creator>
    <meta:creation-date>2012-04-27T08:27:00Z</meta:creation-date>
    <dc:date>2022-07-10T10:33:00Z</dc:date>
    <meta:print-date>2012-04-27T08:23:00Z</meta:print-date>
    <meta:template xlink:href="Normal" xlink:type="simple"/>
    <meta:editing-cycles>7</meta:editing-cycles>
    <meta:editing-duration>PT2067600S</meta:editing-duration>
    <meta:document-statistic meta:page-count="1" meta:paragraph-count="1" meta:word-count="13" meta:character-count="92" meta:row-count="1" meta:non-whitespace-character-count="80"/>
  </office:meta>
</office:document-meta>
</file>